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等线" svg:font-family="等线"/>
    <style:font-face style:name="Source Code Pro" svg:font-family="&quot;Source Code Pro&quot;"/>
    <style:font-face style:name="DengXian" svg:font-family="DengXia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8">
      <style:table-cell-properties fo:border-top="thin solid #70AD47" fo:border-bottom="none" fo:border-left="thin solid #70AD47" fo:border-right="none" style:vertical-align="middle" fo:background-color="#70AD47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19">
      <style:table-cell-properties fo:border-top="thin solid #70AD47" fo:border-bottom="none" fo:border-left="none" fo:border-right="none" style:vertical-align="middle" fo:background-color="#70AD47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70AD47" fo:border-bottom="none" fo:border-left="none" fo:border-right="none" style:vertical-align="middle" fo:background-color="#70AD47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49">
      <style:table-cell-properties fo:border-top="thin solid #70AD47" fo:border-bottom="none" fo:border-left="none" fo:border-right="none" style:vertical-align="middle" fo:background-color="#70AD47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6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7" style:family="table-cell" style:parent-style-name="_24120__35268__32_2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49">
      <style:text-properties style:font-name="Source Code Pro" style:font-name-asian="Source Code Pro" style:font-name-complex="Source Code Pro" style:font-family-generic="moder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_24120__35268__32_2" style:data-style-name="N48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_24120__35268__32_2" style:data-style-name="N49">
      <style:table-cell-properties style:vertical-align="automatic" fo:background-color="transparent"/>
      <style:text-properties style:font-name="Source Code Pro" style:font-name-asian="Source Code Pro" style:font-name-complex="Source Code Pro" style:font-family-generic="modern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48"/>
    <style:style style:name="ce14" style:family="table-cell" style:parent-style-name="_24120__35268__32_2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Source Code Pro" style:font-name-asian="Source Code Pro" style:font-name-complex="Source Code Pro" style:font-family-generic="modern"/>
    </style:style>
    <style:style style:name="ce15" style:family="table-cell" style:parent-style-name="_24120__35268__32_2" style:data-style-name="N50">
      <style:table-cell-properties style:vertical-align="middle" fo:background-color="#C6E0B4" style:repeat-content="false"/>
      <style:paragraph-properties fo:text-align="end" fo:margin-right="0cm"/>
      <style:text-properties style:font-name="Source Code Pro" style:font-name-asian="Source Code Pro" style:font-name-complex="Source Code Pro" fo:font-weight="bold" style:font-weight-asian="bold" style:font-weight-complex="bold" style:font-family-generic="modern"/>
    </style:style>
    <style:style style:name="ce16" style:family="table-cell" style:parent-style-name="Default" style:data-style-name="N49"/>
    <style:style style:name="ce17" style:family="table-cell" style:parent-style-name="_24120__35268__32_2" style:data-style-name="N19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_24120__35268__32_2" style:data-style-name="N19">
      <style:table-cell-properties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FFFFFF" style:text-line-through-style="none" style:font-name="等线" style:font-name-asian="等线" style:font-name-complex="等线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co1" style:family="table-column">
      <style:table-column-properties fo:break-before="auto" style:column-width="2.1828125cm" style:use-optimal-column-width="true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3.87614583333333cm" style:use-optimal-column-width="true"/>
    </style:style>
    <style:style style:name="co4" style:family="table-column">
      <style:table-column-properties fo:break-before="auto" style:column-width="14.3536458333333cm" style:use-optimal-column-width="true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5" table:style-name="ta1">
        <table:table-column table:style-name="co1" table:default-cell-style-name="ce13"/>
        <table:table-column table:style-name="co2" table:default-cell-style-name="ce1"/>
        <table:table-column table:style-name="co1" table:default-cell-style-name="ce1"/>
        <table:table-column table:style-name="co3" table:default-cell-style-name="ce16"/>
        <table:table-column table:style-name="co4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日期</text:p>
          </table:table-cell>
          <table:table-cell office:value-type="string" table:style-name="ce3">
            <text:p>类型</text:p>
          </table:table-cell>
          <table:table-cell office:value-type="string" table:style-name="ce4">
            <text:p>项目</text:p>
          </table:table-cell>
          <table:table-cell office:value-type="string" table:style-name="ce5">
            <text:p><text:span text:style-name="T1">金额（人民币）</text:span></text:p>
          </table:table-cell>
          <table:table-cell office:value-type="string" table:style-name="ce4">
            <text:p>备注</text:p>
          </table:table-cell>
          <table:table-cell table:number-columns-repeated="16379"/>
        </table:table-row>
        <table:table-row table:style-name="ro2">
          <table:table-cell office:value-type="date" office:date-value="2025-01-05T00:00:00" table:style-name="ce6">
            <text:p>2025/01/05</text:p>
          </table:table-cell>
          <table:table-cell office:value-type="string" table:style-name="ce7">
            <text:p>支出</text:p>
          </table:table-cell>
          <table:table-cell office:value-type="string" table:style-name="ce7">
            <text:p>服务器费用</text:p>
          </table:table-cell>
          <table:table-cell office:value-type="currency" office:value="-73.94" table:style-name="ce8">
            <text:p>-¥73.94</text:p>
          </table:table-cell>
          <table:table-cell office:value-type="string" table:style-name="ce9">
            <text:p>服务器费用$10.00，计划用于2025年1月~2月</text:p>
          </table:table-cell>
          <table:table-cell table:number-columns-repeated="16379"/>
        </table:table-row>
        <table:table-row table:style-name="ro2">
          <table:table-cell office:value-type="date" office:date-value="2025-01-11T13:10:30" table:style-name="ce10">
            <text:p>2025/01/11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0.4" table:style-name="ce11">
            <text:p>¥0.4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1-14T10:56:54" table:style-name="ce10">
            <text:p>2025/01/14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0" table:style-name="ce11">
            <text:p>¥10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1-16T13:02:30" table:style-name="ce10">
            <text:p>2025/01/16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0" table:style-name="ce11">
            <text:p>¥10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1-16T16:25:18" table:style-name="ce10">
            <text:p>2025/01/16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5" table:style-name="ce11">
            <text:p>¥5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1-16T17:10:48" table:style-name="ce10">
            <text:p>2025/01/16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0" table:style-name="ce11">
            <text:p>¥10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1-25T15:56:20" table:style-name="ce10">
            <text:p>2025/01/25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5" table:style-name="ce11">
            <text:p>¥5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1-27T14:27:35" table:style-name="ce10">
            <text:p>2025/01/27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0" table:style-name="ce11">
            <text:p>¥10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1-28T12:40:53" table:style-name="ce10">
            <text:p>2025/01/28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1-28T17:15:38" table:style-name="ce10">
            <text:p>2025/01/28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5" table:style-name="ce11">
            <text:p>¥5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1-30T10:14:09" table:style-name="ce10">
            <text:p>2025/01/30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5" table:style-name="ce11">
            <text:p>¥5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1-30T17:14:21" table:style-name="ce10">
            <text:p>2025/01/30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1-30T22:06:50" table:style-name="ce10">
            <text:p>2025/01/30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5" table:style-name="ce11">
            <text:p>¥5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2-01T04:24:05" table:style-name="ce10">
            <text:p>2025/02/01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20" table:style-name="ce11">
            <text:p>¥20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2-01T10:48:37" table:style-name="ce10">
            <text:p>2025/02/01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2-02T20:24:38" table:style-name="ce10">
            <text:p>2025/02/02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02-03T10:17:03" table:style-name="ce10">
            <text:p>2025/02/03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5" table:style-name="ce11">
            <text:p>¥5.00</text:p>
          </table:table-cell>
          <table:table-cell table:number-columns-repeated="16380"/>
        </table:table-row>
        <table:table-row table:style-name="ro2">
          <table:table-cell office:value-type="date" office:date-value="2025-02-03T15:57:46" table:style-name="ce10">
            <text:p>2025/02/03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3.33" table:style-name="ce11">
            <text:p>¥3.33</text:p>
          </table:table-cell>
          <table:table-cell table:number-columns-repeated="16380"/>
        </table:table-row>
        <table:table-row table:style-name="ro2">
          <table:table-cell office:value-type="date" office:date-value="2025-02-04T00:01:14" table:style-name="ce10">
            <text:p>2025/02/04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0.01" table:style-name="ce11">
            <text:p>¥0.01</text:p>
          </table:table-cell>
          <table:table-cell table:number-columns-repeated="16380"/>
        </table:table-row>
        <table:table-row table:style-name="ro2">
          <table:table-cell office:value-type="date" office:date-value="2025-02-04T22:10:27" table:style-name="ce10">
            <text:p>2025/02/04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02-05T18:39:24" table:style-name="ce10">
            <text:p>2025/02/05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02-07T16:48:41" table:style-name="ce10">
            <text:p>2025/02/07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0" table:style-name="ce11">
            <text:p>¥10.00</text:p>
          </table:table-cell>
          <table:table-cell table:number-columns-repeated="16380"/>
        </table:table-row>
        <table:table-row table:style-name="ro2">
          <table:table-cell office:value-type="date" office:date-value="2025-02-07T20:27:45" table:style-name="ce10">
            <text:p>2025/02/07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02-07T21:54:55" table:style-name="ce10">
            <text:p>2025/02/07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20" table:style-name="ce11">
            <text:p>¥20.00</text:p>
          </table:table-cell>
          <table:table-cell table:number-columns-repeated="16380"/>
        </table:table-row>
        <table:table-row table:style-name="ro2">
          <table:table-cell office:value-type="date" office:date-value="2025-02-09T20:12:09" table:style-name="ce10">
            <text:p>2025/02/09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02-11T13:38:24" table:style-name="ce10">
            <text:p>2025/02/11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5" table:style-name="ce11">
            <text:p>¥5.00</text:p>
          </table:table-cell>
          <table:table-cell table:number-columns-repeated="16380"/>
        </table:table-row>
        <table:table-row table:style-name="ro2">
          <table:table-cell office:value-type="date" office:date-value="2025-02-16T19:39:31" table:style-name="ce10">
            <text:p>2025/02/16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02-17T21:46:55" table:style-name="ce10">
            <text:p>2025/02/17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02-19T15:22:50" table:style-name="ce10">
            <text:p>2025/02/19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02-19T23:41:58" table:style-name="ce10">
            <text:p>2025/02/19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02-21T20:10:09" table:style-name="ce10">
            <text:p>2025/02/21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02-24T22:32:07" table:style-name="ce10">
            <text:p>2025/02/24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50" table:style-name="ce11">
            <text:p>¥50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3-01T00:00:00" table:style-name="ce6">
            <text:p>2025/03/01</text:p>
          </table:table-cell>
          <table:table-cell office:value-type="string" table:style-name="ce7">
            <text:p>支出</text:p>
          </table:table-cell>
          <table:table-cell office:value-type="string" table:style-name="ce7">
            <text:p>服务器费用</text:p>
          </table:table-cell>
          <table:table-cell office:value-type="currency" office:value="-73.31" table:style-name="ce8">
            <text:p>-¥73.31</text:p>
          </table:table-cell>
          <table:table-cell office:value-type="string" table:style-name="ce9">
            <text:p>服务器费用$10.00，计划用于2025年3月~4月</text:p>
          </table:table-cell>
          <table:table-cell table:number-columns-repeated="16379"/>
        </table:table-row>
        <table:table-row table:style-name="ro2">
          <table:table-cell office:value-type="date" office:date-value="2025-03-07T15:02:10" table:style-name="ce10">
            <text:p>2025/03/07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0.5" table:style-name="ce11">
            <text:p>¥0.5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3-08T22:52:17" table:style-name="ce10">
            <text:p>2025/03/08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5" table:style-name="ce11">
            <text:p>¥5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3-09T07:45:15" table:style-name="ce10">
            <text:p>2025/03/09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5" table:style-name="ce11">
            <text:p>¥5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3-09T19:37:39" table:style-name="ce10">
            <text:p>2025/03/09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3-15T20:47:56" table:style-name="ce10">
            <text:p>2025/03/15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3-17T22:49:33" table:style-name="ce10">
            <text:p>2025/03/17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0" table:style-name="ce11">
            <text:p>¥10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3-26T05:30:57" table:style-name="ce10">
            <text:p>2025/03/26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5" table:style-name="ce11">
            <text:p>¥5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3-26T21:55:24" table:style-name="ce10">
            <text:p>2025/03/26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3-27T17:49:51" table:style-name="ce10">
            <text:p>2025/03/27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3-28T22:25:49" table:style-name="ce10">
            <text:p>2025/03/28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3-29T02:10:19" table:style-name="ce10">
            <text:p>2025/03/29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4-04T02:18:57" table:style-name="ce6">
            <text:p>2025/04/04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20" table:style-name="ce8">
            <text:p>¥20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4-06T16:28:40" table:style-name="ce6">
            <text:p>2025/04/06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4-08T15:08:33" table:style-name="ce6">
            <text:p>2025/04/08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0" table:style-name="ce8">
            <text:p>¥10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4-08T20:20:10" table:style-name="ce6">
            <text:p>2025/04/08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50" table:style-name="ce8">
            <text:p>¥50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4-09T08:35:01" table:style-name="ce6">
            <text:p>2025/04/09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4-13T11:05:28" table:style-name="ce6">
            <text:p>2025/04/13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4-24T04:34:28" table:style-name="ce6">
            <text:p>2025/04/24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20" table:style-name="ce8">
            <text:p>¥20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4-24T14:36:30" table:style-name="ce6">
            <text:p>2025/04/24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4-25T00:00:00" table:style-name="ce6">
            <text:p>2025/04/25</text:p>
          </table:table-cell>
          <table:table-cell office:value-type="string" table:style-name="ce7">
            <text:p>支出</text:p>
          </table:table-cell>
          <table:table-cell office:value-type="string" table:style-name="ce7">
            <text:p>服务器费用</text:p>
          </table:table-cell>
          <table:table-cell office:value-type="currency" office:value="-73.36" table:style-name="ce8">
            <text:p>-¥73.36</text:p>
          </table:table-cell>
          <table:table-cell office:value-type="string" table:style-name="ce9">
            <text:p>服务器费用$10.00，计划用于2025年5月~6月</text:p>
          </table:table-cell>
          <table:table-cell table:number-columns-repeated="16379"/>
        </table:table-row>
        <table:table-row table:style-name="ro2">
          <table:table-cell office:value-type="date" office:date-value="2025-04-25T19:27:22" table:style-name="ce6">
            <text:p>2025/04/25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5" table:style-name="ce8">
            <text:p>¥5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4-28T01:54:49" table:style-name="ce6">
            <text:p>2025/04/28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5" table:style-name="ce8">
            <text:p>¥5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4-30T20:08:46" table:style-name="ce6">
            <text:p>2025/04/30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5" table:style-name="ce8">
            <text:p>¥5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5-01T15:14:46" table:style-name="ce6">
            <text:p>2025/05/01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5-04T17:04:00" table:style-name="ce6">
            <text:p>2025/05/04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5-06T00:00:00" table:style-name="ce6">
            <text:p>2025/05/06</text:p>
          </table:table-cell>
          <table:table-cell office:value-type="string" table:style-name="ce7">
            <text:p>支出</text:p>
          </table:table-cell>
          <table:table-cell office:value-type="string" table:style-name="ce7">
            <text:p>域名费用</text:p>
          </table:table-cell>
          <table:table-cell office:value-type="currency" office:value="-77.88" table:style-name="ce8">
            <text:p>-¥77.88</text:p>
          </table:table-cell>
          <table:table-cell office:value-type="string" table:style-name="ce9">
            <text:p>在 Porkbun 续费域名 knowsex.org ，$10.72</text:p>
          </table:table-cell>
          <table:table-cell table:number-columns-repeated="16379"/>
        </table:table-row>
        <table:table-row table:style-name="ro2">
          <table:table-cell office:value-type="date" office:date-value="2025-05-10T21:51:49" table:style-name="ce6">
            <text:p>2025/05/10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5-12T11:32:01" table:style-name="ce6">
            <text:p>2025/05/12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5-14T16:49:08" table:style-name="ce6">
            <text:p>2025/05/14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5-20T02:39:48" table:style-name="ce6">
            <text:p>2025/05/20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5-20T02:45:15" table:style-name="ce6">
            <text:p>2025/05/20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5" table:style-name="ce8">
            <text:p>¥5.00</text:p>
          </table:table-cell>
          <table:table-cell table:number-columns-repeated="16380"/>
        </table:table-row>
        <table:table-row table:style-name="ro2">
          <table:table-cell office:value-type="date" office:date-value="2025-05-23T07:16:00" table:style-name="ce6">
            <text:p>2025/05/23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0" table:style-name="ce8">
            <text:p>¥10.00</text:p>
          </table:table-cell>
          <table:table-cell table:number-columns-repeated="16380"/>
        </table:table-row>
        <table:table-row table:style-name="ro2">
          <table:table-cell office:value-type="date" office:date-value="2025-05-24T13:33:26" table:style-name="ce6">
            <text:p>2025/05/24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2" table:style-name="ce8">
            <text:p>¥2.00</text:p>
          </table:table-cell>
          <table:table-cell table:number-columns-repeated="16380"/>
        </table:table-row>
        <table:table-row table:style-name="ro2">
          <table:table-cell office:value-type="date" office:date-value="2025-05-25T20:09:39" table:style-name="ce6">
            <text:p>2025/05/25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05-25T20:41:36" table:style-name="ce6">
            <text:p>2025/05/25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05-26T13:58:04" table:style-name="ce6">
            <text:p>2025/05/26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05-27T06:40:26" table:style-name="ce6">
            <text:p>2025/05/27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05-31T22:10:59" table:style-name="ce6">
            <text:p>2025/05/31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06-05T01:18:43" table:style-name="ce6">
            <text:p>2025/06/05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06-05T15:35:05" table:style-name="ce6">
            <text:p>2025/06/05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00" table:style-name="ce8">
            <text:p>¥100.00</text:p>
          </table:table-cell>
          <table:table-cell table:number-columns-repeated="16380"/>
        </table:table-row>
        <table:table-row table:style-name="ro2">
          <table:table-cell office:value-type="date" office:date-value="2025-06-09T08:45:31" table:style-name="ce6">
            <text:p>2025/06/09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06-13T11:24:07" table:style-name="ce6">
            <text:p>2025/06/13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0" table:style-name="ce8">
            <text:p>¥10.00</text:p>
          </table:table-cell>
          <table:table-cell table:number-columns-repeated="16380"/>
        </table:table-row>
        <table:table-row table:style-name="ro2">
          <table:table-cell office:value-type="date" office:date-value="2025-06-13T22:33:14" table:style-name="ce6">
            <text:p>2025/06/13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5" table:style-name="ce8">
            <text:p>¥5.00</text:p>
          </table:table-cell>
          <table:table-cell table:number-columns-repeated="16380"/>
        </table:table-row>
        <table:table-row table:style-name="ro2">
          <table:table-cell office:value-type="date" office:date-value="2025-06-16T03:37:15" table:style-name="ce6">
            <text:p>2025/06/16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06-24T23:29:02" table:style-name="ce6">
            <text:p>2025/06/24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06-25T01:19:03" table:style-name="ce6">
            <text:p>2025/06/25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06-25T02:10:43" table:style-name="ce6">
            <text:p>2025/06/25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5" table:style-name="ce8">
            <text:p>¥5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6-25T14:55:27" table:style-name="ce6">
            <text:p>2025/06/25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6-25T16:37:44" table:style-name="ce6">
            <text:p>2025/06/25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5" table:style-name="ce8">
            <text:p>¥5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6-30T20:02:12" table:style-name="ce6">
            <text:p>2025/06/30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7-01T16:52:10" table:style-name="ce6">
            <text:p>2025/07/01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5" table:style-name="ce8">
            <text:p>¥5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7-05T00:00:00" table:style-name="ce6">
            <text:p>2025/07/05</text:p>
          </table:table-cell>
          <table:table-cell office:value-type="string" table:style-name="ce7">
            <text:p>支出</text:p>
          </table:table-cell>
          <table:table-cell office:value-type="string" table:style-name="ce7">
            <text:p>服务器费用</text:p>
          </table:table-cell>
          <table:table-cell office:value-type="currency" office:value="-72.03" table:style-name="ce8">
            <text:p>-¥72.03</text:p>
          </table:table-cell>
          <table:table-cell office:value-type="string" table:style-name="ce9">
            <text:p>服务器费用$10.00，计划用于2025年7月~8月</text:p>
          </table:table-cell>
          <table:table-cell table:number-columns-repeated="16379"/>
        </table:table-row>
        <table:table-row table:style-name="ro2">
          <table:table-cell office:value-type="date" office:date-value="2025-07-05T17:44:47" table:style-name="ce6">
            <text:p>2025/07/05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7-10T11:57:36" table:style-name="ce6">
            <text:p>2025/07/10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7-13T17:44:18" table:style-name="ce6">
            <text:p>2025/07/13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7-14T07:21:34" table:style-name="ce6">
            <text:p>2025/07/14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7-25T20:26:27" table:style-name="ce6">
            <text:p>2025/07/25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7-31T00:00:00" table:style-name="ce6">
            <text:p>2025/07/31</text:p>
          </table:table-cell>
          <table:table-cell office:value-type="string" table:style-name="ce7">
            <text:p>支出</text:p>
          </table:table-cell>
          <table:table-cell office:value-type="string" table:style-name="ce7">
            <text:p>域名费用</text:p>
          </table:table-cell>
          <table:table-cell office:value-type="currency" office:value="-120.22" table:style-name="ce8">
            <text:p>-¥120.22</text:p>
          </table:table-cell>
          <table:table-cell office:value-type="string" table:style-name="ce9">
            <text:p>在 Porkbun 续费域名 xingjiaoyu.org 和 xingjiaoyu.wang，$10.74 + $5.87 = $16.61</text:p>
          </table:table-cell>
          <table:table-cell table:number-columns-repeated="16379"/>
        </table:table-row>
        <table:table-row table:style-name="ro2">
          <table:table-cell office:value-type="date" office:date-value="2025-08-04T01:06:58" table:style-name="ce6">
            <text:p>2025/08/04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50" table:style-name="ce8">
            <text:p>¥50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8-07T01:43:30" table:style-name="ce6">
            <text:p>2025/08/07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0" table:style-name="ce8">
            <text:p>¥10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8-13T16:23:15" table:style-name="ce6">
            <text:p>2025/08/13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0" table:style-name="ce8">
            <text:p>¥10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8-22T00:55:49" table:style-name="ce6">
            <text:p>2025/08/22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3.14" table:style-name="ce8">
            <text:p>¥13.14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8-31T01:21:24" table:style-name="ce6">
            <text:p>2025/08/31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9-04T00:00:00" table:style-name="ce6">
            <text:p>2025/09/04</text:p>
          </table:table-cell>
          <table:table-cell office:value-type="string" table:style-name="ce7">
            <text:p>支出</text:p>
          </table:table-cell>
          <table:table-cell office:value-type="string" table:style-name="ce7">
            <text:p>域名费用</text:p>
          </table:table-cell>
          <table:table-cell office:value-type="currency" office:value="-87.87" table:style-name="ce8">
            <text:p>-¥87.87</text:p>
          </table:table-cell>
          <table:table-cell office:value-type="string" table:style-name="ce9">
            <text:p>在 Cloudflare 续费域名 xingjiaoyu.net ，$11.86</text:p>
          </table:table-cell>
          <table:table-cell table:number-columns-repeated="16379"/>
        </table:table-row>
        <table:table-row table:style-name="ro2">
          <table:table-cell office:value-type="date" office:date-value="2025-09-05T00:00:00" table:style-name="ce6">
            <text:p>2025/09/05</text:p>
          </table:table-cell>
          <table:table-cell office:value-type="string" table:style-name="ce7">
            <text:p>支出</text:p>
          </table:table-cell>
          <table:table-cell office:value-type="string" table:style-name="ce7">
            <text:p>服务器费用</text:p>
          </table:table-cell>
          <table:table-cell office:value-type="currency" office:value="-71.709999999999994" table:style-name="ce8">
            <text:p>-¥71.71</text:p>
          </table:table-cell>
          <table:table-cell office:value-type="string" table:style-name="ce9">
            <text:p>服务器费用$10.00，计划用于2025年9月~10月</text:p>
          </table:table-cell>
          <table:table-cell table:number-columns-repeated="16379"/>
        </table:table-row>
        <table:table-row table:style-name="ro2">
          <table:table-cell office:value-type="date" office:date-value="2025-09-06T13:33:31" table:style-name="ce6">
            <text:p>2025/09/06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9-12T17:17:20" table:style-name="ce6">
            <text:p>2025/09/12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9-16T04:26:38" table:style-name="ce6">
            <text:p>2025/09/16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9-24T16:55:09" table:style-name="ce6">
            <text:p>2025/09/24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09-25T16:51:48" table:style-name="ce6">
            <text:p>2025/09/25</text:p>
          </table:table-cell>
          <table:table-cell office:value-type="string" table:style-name="ce12">
            <text:p>收入</text:p>
          </table:table-cell>
          <table:table-cell office:value-type="string" table:style-name="ce12">
            <text:p>赞赏码</text:p>
          </table:table-cell>
          <table:table-cell office:value-type="currency" office:value="1" table:style-name="ce8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10-02T09:37:46" table:style-name="ce10">
            <text:p>2025/10/02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2.33" table:style-name="ce11">
            <text:p>¥2.3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10-23T09:52:06" table:style-name="ce10">
            <text:p>2025/10/23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5" table:style-name="ce11">
            <text:p>¥5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11-01T18:23:41" table:style-name="ce10">
            <text:p>2025/11/01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5" table:style-name="ce11">
            <text:p>¥5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11-02T16:50:40" table:style-name="ce10">
            <text:p>2025/11/02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5" table:style-name="ce11">
            <text:p>¥5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11-04T00:00:00" table:style-name="ce6">
            <text:p>2025/11/04</text:p>
          </table:table-cell>
          <table:table-cell office:value-type="string" table:style-name="ce7">
            <text:p>支出</text:p>
          </table:table-cell>
          <table:table-cell office:value-type="string" table:style-name="ce7">
            <text:p>服务器费用</text:p>
          </table:table-cell>
          <table:table-cell office:value-type="currency" office:value="-352.96" table:style-name="ce8">
            <text:p>-¥352.96</text:p>
          </table:table-cell>
          <table:table-cell office:value-type="string" table:style-name="ce9">
            <text:p>服务器费用$49.41，计划用于2025年11月~2026年11月</text:p>
          </table:table-cell>
          <table:table-cell table:number-columns-repeated="16379"/>
        </table:table-row>
        <table:table-row table:style-name="ro2">
          <table:table-cell office:value-type="date" office:date-value="2025-11-05T00:00:00" table:style-name="ce6">
            <text:p>2025/11/05</text:p>
          </table:table-cell>
          <table:table-cell office:value-type="string" table:style-name="ce7">
            <text:p>支出</text:p>
          </table:table-cell>
          <table:table-cell office:value-type="string" table:style-name="ce7">
            <text:p>服务器费用</text:p>
          </table:table-cell>
          <table:table-cell office:value-type="currency" office:value="-70.16" table:style-name="ce8">
            <text:p>-¥70.16</text:p>
          </table:table-cell>
          <table:table-cell office:value-type="string" table:style-name="ce9">
            <text:p>服务器费用$10.00，计划用于2025年11月~12月</text:p>
          </table:table-cell>
          <table:table-cell table:number-columns-repeated="16379"/>
        </table:table-row>
        <table:table-row table:style-name="ro2">
          <table:table-cell office:value-type="date" office:date-value="2025-11-07T14:50:13" table:style-name="ce10">
            <text:p>2025/11/07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11-08T11:41:50" table:style-name="ce10">
            <text:p>2025/11/08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5-11-13T11:38:44" table:style-name="ce10">
            <text:p>2025/11/13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0" table:style-name="ce11">
            <text:p>¥10.00</text:p>
          </table:table-cell>
          <table:table-cell table:number-columns-repeated="16380"/>
        </table:table-row>
        <table:table-row table:style-name="ro2">
          <table:table-cell office:value-type="date" office:date-value="2025-11-14T22:25:24" table:style-name="ce10">
            <text:p>2025/11/14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5" table:style-name="ce11">
            <text:p>¥5.00</text:p>
          </table:table-cell>
          <table:table-cell table:number-columns-repeated="16380"/>
        </table:table-row>
        <table:table-row table:style-name="ro2">
          <table:table-cell office:value-type="date" office:date-value="2025-11-15T17:09:00" table:style-name="ce10">
            <text:p>2025/11/15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11-21T06:57:17" table:style-name="ce10">
            <text:p>2025/11/21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12-01T17:16:01" table:style-name="ce10">
            <text:p>2025/12/01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12-03T10:38:51" table:style-name="ce10">
            <text:p>2025/12/03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5" table:style-name="ce11">
            <text:p>¥5.00</text:p>
          </table:table-cell>
          <table:table-cell table:number-columns-repeated="16380"/>
        </table:table-row>
        <table:table-row table:style-name="ro2">
          <table:table-cell office:value-type="date" office:date-value="2025-12-04T16:32:05" table:style-name="ce10">
            <text:p>2025/12/04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12-04T18:19:44" table:style-name="ce10">
            <text:p>2025/12/04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0" table:style-name="ce11">
            <text:p>¥10.00</text:p>
          </table:table-cell>
          <table:table-cell table:number-columns-repeated="16380"/>
        </table:table-row>
        <table:table-row table:style-name="ro2">
          <table:table-cell office:value-type="date" office:date-value="2025-12-11T23:22:21" table:style-name="ce10">
            <text:p>2025/12/11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12-17T20:47:04" table:style-name="ce10">
            <text:p>2025/12/17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12-19T22:43:40" table:style-name="ce10">
            <text:p>2025/12/19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0" table:style-name="ce11">
            <text:p>¥10.00</text:p>
          </table:table-cell>
          <table:table-cell table:number-columns-repeated="16380"/>
        </table:table-row>
        <table:table-row table:style-name="ro2">
          <table:table-cell office:value-type="date" office:date-value="2025-12-22T08:56:18" table:style-name="ce10">
            <text:p>2025/12/22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/>
        </table:table-row>
        <table:table-row table:style-name="ro2">
          <table:table-cell office:value-type="date" office:date-value="2025-12-23T16:16:35" table:style-name="ce10">
            <text:p>2025/12/23</text:p>
          </table:table-cell>
          <table:table-cell office:value-type="string" table:style-name="ce7">
            <text:p>收入</text:p>
          </table:table-cell>
          <table:table-cell office:value-type="string" table:style-name="ce7">
            <text:p>赞赏码</text:p>
          </table:table-cell>
          <table:table-cell office:value-type="currency" office:value="1" table:style-name="ce11">
            <text:p>¥1.00</text:p>
          </table:table-cell>
          <table:table-cell table:number-columns-repeated="16380"/>
        </table:table-row>
        <table:table-row table:style-name="ro2">
          <table:table-cell table:style-name="ce13"/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2">
          <table:table-cell office:value-type="string" table:number-columns-spanned="3" table:number-rows-spanned="1" table:style-name="ce17">
            <text:p>年总收入</text:p>
          </table:table-cell>
          <table:covered-table-cell table:number-columns-repeated="2"/>
          <table:table-cell office:value-type="currency" office:value="668.71" table:style-name="ce14">
            <text:p>¥668.71</text:p>
          </table:table-cell>
          <table:table-cell table:number-columns-repeated="16380"/>
        </table:table-row>
        <table:table-row table:style-name="ro2">
          <table:table-cell office:value-type="string" table:number-columns-spanned="3" table:number-rows-spanned="1" table:style-name="ce17">
            <text:p>年总支出</text:p>
          </table:table-cell>
          <table:covered-table-cell table:number-columns-repeated="2"/>
          <table:table-cell office:value-type="currency" office:value="-1073.44" table:style-name="ce14">
            <text:p>¥-1,073.44</text:p>
          </table:table-cell>
          <table:table-cell table:number-columns-repeated="16380"/>
        </table:table-row>
        <table:table-row table:style-name="ro2">
          <table:table-cell office:value-type="string" table:number-columns-spanned="3" table:number-rows-spanned="1" table:style-name="ce17">
            <text:p>年度合计</text:p>
          </table:table-cell>
          <table:covered-table-cell table:number-columns-repeated="2"/>
          <table:table-cell office:value-type="currency" office:value="-404.73" table:style-name="ce14">
            <text:p>¥-404.73</text:p>
          </table:table-cell>
          <table:table-cell table:number-columns-repeated="16380"/>
        </table:table-row>
        <table:table-row table:style-name="ro2">
          <table:table-cell office:value-type="string" table:number-columns-spanned="3" table:number-rows-spanned="1" table:style-name="ce17">
            <text:p>去年结余</text:p>
          </table:table-cell>
          <table:covered-table-cell table:number-columns-repeated="2"/>
          <table:table-cell office:value-type="currency" office:value="1365.15" table:style-name="ce14">
            <text:p>¥1,365.15</text:p>
          </table:table-cell>
          <table:table-cell table:number-columns-repeated="16380"/>
        </table:table-row>
        <table:table-row table:style-name="ro2">
          <table:table-cell office:value-type="string" table:number-columns-spanned="3" table:number-rows-spanned="1" table:style-name="ce18">
            <text:p>累计</text:p>
          </table:table-cell>
          <table:covered-table-cell table:number-columns-repeated="2"/>
          <table:table-cell office:value-type="currency" office:value="960.42000000000007" table:style-name="ce15">
            <text:p>¥960.4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3">
            <draw:frame draw:z-index="1" draw:id="id0" draw:style-name="a6" draw:name="文本框 1" svg:x="0.05833in" svg:y="0.025in" svg:width="9.10833in" svg:height="0.51891in">
              <draw:text-box>
                <text:p text:style-name="a2" text:class-names="" text:cond-style-name=""><text:span text:style-name="a0" text:class-names="">备注：</text:span><text:span text:style-name="a1" text:class-names=""/></text:p>
                <text:p text:style-name="a5" text:class-names="" text:cond-style-name=""><text:span text:style-name="a3" text:class-names="">由于使用人民币支付，在外汇结算时，不同时间的汇率会有所不同。汇率和手续费以支付平台为准。</text:span><text:span text:style-name="a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1048443" table:style-name="ro1">
          <table:table-cell table:number-columns-repeated="16384"/>
        </table:table-row>
      </table:table>
      <table:database-ranges>
        <table:database-range table:target-range-address="2025.A1:2025.E125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等线" svg:font-family="等线"/>
    <style:font-face style:name="Source Code Pro" svg:font-family="&quot;Source Code Pro&quot;"/>
    <style:font-face style:name="DengXian" svg:font-family="DengXian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date-style style:name="N48P0">
      <number:year number:style="long"/>
      <number:text>/</number:text>
      <number:month number:style="long"/>
      <number:text>/</number:text>
      <number:day number:style="long"/>
    </number:date-style>
    <number:text-style style:name="N48">
      <number:text-content/>
      <style:map style:condition="value()&gt;=0" style:apply-style-name="N48P0"/>
    </number:text-style>
    <number:currency-style style:name="N49" number:language="zh" number:country="CN">
      <number:currency-symbol number:language="zh" number:country="CN">¥</number:currency-symbol>
      <number:number number:decimal-places="2" number:min-decimal-places="2" number:min-integer-digits="1" number:grouping="true"/>
    </number:currency-style>
    <number:currency-style style:name="N50P0" number:language="zh" number:country="CN">
      <number:currency-symbol number:language="zh" number:country="CN">¥</number:currency-symbol>
      <number:number number:decimal-places="2" number:min-decimal-places="2" number:min-integer-digits="1" number:grouping="true"/>
    </number:currency-style>
    <number:currency-style style:name="N50" number:language="zh" number:country="CN">
      <number:currency-symbol number:language="zh" number:country="CN">¥</number:currency-symbol>
      <number:text>-</number:text>
      <number:number number:decimal-places="2" number:min-decimal-places="2" number:min-integer-digits="1" number:grouping="true"/>
      <style:map style:condition="value()&gt;=0" style:apply-style-name="N50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style style:name="_24120__35268__32_2" style:display-name="常规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/>
    <dc:creator/>
    <meta:creation-date>2026-01-04T15:04:58Z</meta:creation-date>
    <dc:date>2026-01-04T15:05:06Z</dc:date>
  </office:meta>
</office:document-meta>
</file>